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DE7C352C8197D628.png" manifest:media-type="image/png"/>
  <manifest:file-entry manifest:full-path="Pictures/10000000000007800000043890B10AAB0669FCD0.png" manifest:media-type="image/png"/>
  <manifest:file-entry manifest:full-path="Pictures/1000000000000780000004389CB9DB46EA17DC13.png" manifest:media-type="image/png"/>
  <manifest:file-entry manifest:full-path="Pictures/1000000000000780000004381E8A52CA5E6D63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width="6.6929in" svg:height="3.7646in" draw:z-index="2"><draw:image xlink:href="Pictures/1000000000000780000004381E8A52CA5E6D631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width="6.6929in" svg:height="3.7646in" draw:z-index="1"><draw:image xlink:href="Pictures/1000000000000780000004389CB9DB46EA17DC13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4" text:anchor-type="char" svg:width="6.6929in" svg:height="3.7646in" draw:z-index="3"><draw:image xlink:href="Pictures/10000000000007800000043890B10AAB0669FCD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https://github.com/RBC035/javascript-And-HMTL-Test</text:p>
      <text:p text:style-name="Standard"/>
      <text:p text:style-name="Standard"><draw:frame draw:style-name="fr1" draw:name="Image1" text:anchor-type="char" svg:width="6.6929in" svg:height="3.7646in" draw:z-index="0"><draw:image xlink:href="Pictures/100000000000078000000438DE7C352C8197D6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12:47:15.719972197</meta:creation-date>
    <dc:date>2024-07-09T13:01:46.666533639</dc:date>
    <meta:editing-duration>PT14M13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1" meta:word-count="1" meta:character-count="50" meta:non-whitespace-character-count="50"/>
  </office:meta>
</office:document-meta>
</file>